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00.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office:automatic-styles>
  <office:body>
    <office:text>
      <text:p text:style-name="P1"><text:span text:style-name="T1">DECLTYPE</text:span></text:p>
      <text:p text:style-name="P2"><text:span text:style-name="T2"/></text:p>
      <text:p text:style-name="P3"><text:span text:style-name="T3">decltype is a way to specificy a type, it receives an expression and gives back a type which corresponds to the type of the expression. Used when a new variable is required of precisely the same type as the original variable. Unlike auto which is used when you want to assign the value of some expression to a new variable and you want or need its type deduced. Some deductions done by auto:</text:span></text:p>
      <text:list text:style-name="L4">
        <text:list-item>
          <text:p text:style-name="P4"><text:span text:style-name="T3">Strips top-level cv-qualifiers</text:span><text:span text:style-name="T4"/></text:p>
        </text:list-item>
        <text:list-item>
          <text:p text:style-name="P4"><text:span text:style-name="T5">Performs array to pointer conversions</text:span><text:span text:style-name="T6"/></text:p>
        </text:list-item>
        <text:list-item>
          <text:p text:style-name="P4"><text:span text:style-name="T7">Performs function to function pointer conversions</text:span><text:span text:style-name="T8"/></text:p>
        </text:list-item>
        <text:list-item>
          <text:p text:style-name="P4"><text:span text:style-name="T9">Removes references (this is because C++ has no expressions of reference type, once initialize the referenceness becomes invisible)</text:span><text:span text:style-name="T10"/></text:p>
        </text:list-item>
      </text:list>
      <text:p text:style-name="P5"><draw:frame text:anchor-type="as-char" svg:width="78.95mm" svg:height="27.73mm" style:rel-width="scale" style:rel-height="scale"><draw:object-ole xlink:href="OleObj1"/><draw:image xlink:href="ObjectReplacements/OleObj1"/></draw:frame><text:span text:style-name="T11"/></text:p>
      <text:p text:style-name="P5"><text:span text:style-name="T12">*Note: In the case of the function, decltype will declare another function with the same type as the original.</text:span></text:p>
      <text:p text:style-name="P5"><text:span text:style-name="T12"/></text:p>
      <text:p text:style-name="P5"><draw:frame text:anchor-type="as-char" svg:width="83.40mm" svg:height="27.52mm" style:rel-width="scale" style:rel-height="scale"><draw:object-ole xlink:href="OleObj2"/><draw:image xlink:href="ObjectReplacements/OleObj2"/></draw:frame><text:span text:style-name="T12"/></text:p>
      <text:p text:style-name="P5"><text:span text:style-name="T12">decltype cant be used to copy-initialize an array, nor can it be used to initialize a function.</text:span></text:p>
      <text:p text:style-name="P5"><text:span text:style-name="T12"/></text:p>
      <text:p text:style-name="P5"><text:span text:style-name="T12">However, decltype(auto) deduces the type of a variable from its initializer or the return type of a function from the return statements in its definition, using the type deduction rules of decltype rather than those of auto. decltype(auto) is primarily useful for deducing the return type of forwarding functions and similar wrappers, as shown above, where you want the type to exactly “track” some expression you’re invoking.</text:span></text:p>
      <text:p text:style-name="P5"><draw:frame text:anchor-type="as-char" svg:width="78.11mm" svg:height="17.78mm" style:rel-width="scale" style:rel-height="scale"><draw:object-ole xlink:href="OleObj3"/><draw:image xlink:href="ObjectReplacements/OleObj3"/></draw:frame><text:span text:style-name="T12"/></text:p>
      <text:p text:style-name="P5"><text:span text:style-name="T12"/></text:p>
      <text:p text:style-name="P6"><text:span text:style-name="T12"><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